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Python HTTP Server is a severe security risk – recommended change to Flask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6">00/00/0000</text:date>, <text:time style:data-style-name="N2" text:time-value="13:26:26.312659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10-06T13:27:33.124071669</dc:date>
    <meta:editing-duration>PT4H12M18S</meta:editing-duration>
    <meta:editing-cycles>6</meta:editing-cycles>
    <meta:generator>LibreOffice/5.4.1.2$Linux_X86_64 LibreOffice_project/40m0$Build-2</meta:generator>
    <meta:document-statistic meta:table-count="1" meta:cell-count="15" meta:object-count="0"/>
  </office:meta>
</office:document-meta>
</file>